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 svg:font-family="Mangal"/>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1" svg:font-family="Arial" style:font-family-generic="system" style:font-pitch="variable"/>
    <style:font-face style:name="DejaVu Sans" svg:font-family="'DejaVu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normal">
      <style:text-properties officeooo:rsid="00411944" officeooo:paragraph-rsid="00411944"/>
    </style:style>
    <style:style style:name="P2" style:family="paragraph" style:parent-style-name="normal">
      <style:text-properties officeooo:paragraph-rsid="0024409d"/>
    </style:style>
    <style:style style:name="P3" style:family="paragraph" style:parent-style-name="normal">
      <style:text-properties officeooo:rsid="00411944" officeooo:paragraph-rsid="00411944"/>
    </style:style>
    <style:style style:name="P4" style:family="paragraph" style:parent-style-name="normal">
      <style:text-properties officeooo:rsid="0024409d" officeooo:paragraph-rsid="0024409d"/>
    </style:style>
    <style:style style:name="P5" style:family="paragraph" style:parent-style-name="normal">
      <style:text-properties officeooo:rsid="003cce65"/>
    </style:style>
    <style:style style:name="P6" style:family="paragraph" style:parent-style-name="normal">
      <style:text-properties officeooo:rsid="003cce65" officeooo:paragraph-rsid="003cce65"/>
    </style:style>
    <style:style style:name="P7" style:family="paragraph" style:parent-style-name="normal">
      <style:paragraph-properties fo:text-align="center" style:justify-single-word="false"/>
    </style:style>
    <style:style style:name="P8" style:family="paragraph" style:parent-style-name="normal">
      <style:text-properties fo:language="es" fo:country="AR" fo:font-style="normal" officeooo:rsid="001c4911" officeooo:paragraph-rsid="001f181d" style:font-style-asian="normal" style:font-style-complex="normal"/>
    </style:style>
    <style:style style:name="P9" style:family="paragraph" style:parent-style-name="normal">
      <style:text-properties fo:language="es" fo:country="AR" officeooo:rsid="0019dc2e" officeooo:paragraph-rsid="001f181d"/>
    </style:style>
    <style:style style:name="P10" style:family="paragraph" style:parent-style-name="normal">
      <style:text-properties officeooo:rsid="0035ca44"/>
    </style:style>
    <style:style style:name="P11" style:family="paragraph" style:parent-style-name="normal">
      <style:text-properties officeooo:rsid="00375a7f" officeooo:paragraph-rsid="00375a7f"/>
    </style:style>
    <style:style style:name="P12" style:family="paragraph" style:parent-style-name="normal">
      <style:text-properties officeooo:rsid="0037e04a" officeooo:paragraph-rsid="0020be69"/>
    </style:style>
    <style:style style:name="P13" style:family="paragraph" style:parent-style-name="normal">
      <style:text-properties officeooo:rsid="00392393" officeooo:paragraph-rsid="00392393"/>
    </style:style>
    <style:style style:name="P14" style:family="paragraph" style:parent-style-name="normal">
      <style:text-properties officeooo:rsid="003abd07" officeooo:paragraph-rsid="003abd07" fo:background-color="#ccff00"/>
    </style:style>
    <style:style style:name="P15" style:family="paragraph" style:parent-style-name="normal">
      <style:text-properties officeooo:rsid="00400b43" officeooo:paragraph-rsid="00400b43"/>
    </style:style>
    <style:style style:name="P16" style:family="paragraph" style:parent-style-name="normal">
      <style:text-properties officeooo:rsid="0046b2d0" officeooo:paragraph-rsid="0046b2d0"/>
    </style:style>
    <style:style style:name="P17" style:family="paragraph" style:parent-style-name="normal">
      <style:text-properties officeooo:rsid="00492bcf" officeooo:paragraph-rsid="00492bcf"/>
    </style:style>
    <style:style style:name="P18" style:family="paragraph" style:parent-style-name="normal">
      <style:text-properties officeooo:rsid="004b1cdf" officeooo:paragraph-rsid="004b1cdf"/>
    </style:style>
    <style:style style:name="P19" style:family="paragraph" style:parent-style-name="normal">
      <style:text-properties officeooo:rsid="004b7be0" officeooo:paragraph-rsid="004b7be0"/>
    </style:style>
    <style:style style:name="P20" style:family="paragraph" style:parent-style-name="normal">
      <style:text-properties officeooo:paragraph-rsid="004c36b6"/>
    </style:style>
    <style:style style:name="P21" style:family="paragraph" style:parent-style-name="normal">
      <style:paragraph-properties fo:margin-left="0in" fo:margin-right="0in" fo:text-align="center" style:justify-single-word="false" fo:text-indent="0.5in" style:auto-text-indent="false"/>
    </style:style>
    <style:style style:name="P22" style:family="paragraph" style:parent-style-name="normal">
      <style:paragraph-properties fo:margin-left="0.5in" fo:margin-right="0in" fo:text-indent="0in" style:auto-text-indent="false"/>
      <style:text-properties officeooo:rsid="0046b2d0" officeooo:paragraph-rsid="0046b2d0"/>
    </style:style>
    <style:style style:name="P23" style:family="paragraph" style:parent-style-name="normal">
      <style:paragraph-properties fo:margin-left="0in" fo:margin-right="0in" fo:text-indent="0in" style:auto-text-indent="false"/>
      <style:text-properties officeooo:rsid="0046b2d0" officeooo:paragraph-rsid="0046b2d0"/>
    </style:style>
    <style:style style:name="P24" style:family="paragraph" style:parent-style-name="normal" style:master-page-name="Standard">
      <style:paragraph-properties style:page-number="auto"/>
      <style:text-properties officeooo:rsid="0032dc05" officeooo:paragraph-rsid="0032dc05"/>
    </style:style>
    <style:style style:name="P25" style:family="paragraph" style:parent-style-name="normal">
      <style:text-properties officeooo:rsid="00411944" officeooo:paragraph-rsid="00411944"/>
    </style:style>
    <style:style style:name="P26" style:family="paragraph" style:parent-style-name="normal">
      <style:text-properties officeooo:paragraph-rsid="0024409d"/>
    </style:style>
    <style:style style:name="P27" style:family="paragraph" style:parent-style-name="normal" style:list-style-name="WWNum2">
      <style:paragraph-properties fo:margin-left="0.5in" fo:margin-right="0in" fo:text-indent="-0.2492in" style:auto-text-indent="false"/>
    </style:style>
    <style:style style:name="P28" style:family="paragraph" style:parent-style-name="normal" style:list-style-name="WWNum1">
      <style:paragraph-properties fo:margin-left="0.5in" fo:margin-right="0in" fo:text-indent="-0.2492in" style:auto-text-indent="false"/>
    </style:style>
    <style:style style:name="P29" style:family="paragraph" style:parent-style-name="normal" style:list-style-name="WWNum2">
      <style:paragraph-properties fo:margin-left="1in" fo:margin-right="0in" fo:text-indent="-0.2492in" style:auto-text-indent="false"/>
    </style:style>
    <style:style style:name="T1" style:family="text">
      <style:text-properties officeooo:rsid="001fc7fd"/>
    </style:style>
    <style:style style:name="T2" style:family="text">
      <style:text-properties officeooo:rsid="001fc7fd"/>
    </style:style>
    <style:style style:name="T3" style:family="text">
      <style:text-properties officeooo:rsid="0024515b"/>
    </style:style>
    <style:style style:name="T4" style:family="text">
      <style:text-properties fo:font-style="italic" officeooo:rsid="001bc187" style:font-style-asian="italic" style:font-style-complex="italic"/>
    </style:style>
    <style:style style:name="T5" style:family="text">
      <style:text-properties fo:font-style="normal" officeooo:rsid="001bc187" style:font-style-asian="normal" style:font-style-complex="normal"/>
    </style:style>
    <style:style style:name="T6" style:family="text">
      <style:text-properties fo:font-style="normal" officeooo:rsid="001c4911" style:font-style-asian="normal" style:font-style-complex="normal"/>
    </style:style>
    <style:style style:name="T7" style:family="text">
      <style:text-properties fo:font-style="normal" officeooo:rsid="001f181d" style:font-style-asian="normal" style:font-style-complex="normal"/>
    </style:style>
    <style:style style:name="T8" style:family="text">
      <style:text-properties officeooo:rsid="001da864"/>
    </style:style>
    <style:style style:name="T9" style:family="text">
      <style:text-properties officeooo:rsid="0020be69"/>
    </style:style>
    <style:style style:name="T10" style:family="text">
      <style:text-properties officeooo:rsid="0023ed33"/>
    </style:style>
    <style:style style:name="T11" style:family="text">
      <style:text-properties officeooo:rsid="0035ca44"/>
    </style:style>
    <style:style style:name="T12" style:family="text">
      <style:text-properties officeooo:rsid="003ea1ea" fo:background-color="#ccff00" loext:char-shading-value="0"/>
    </style:style>
    <style:style style:name="T13" style:family="text">
      <style:text-properties officeooo:rsid="00411944"/>
    </style:style>
    <style:style style:name="T14" style:family="text">
      <style:text-properties officeooo:rsid="0046b2d0"/>
    </style:style>
    <style:style style:name="T15" style:family="text">
      <style:text-properties officeooo:rsid="00492bcf"/>
    </style:style>
    <style:style style:name="T16" style:family="text">
      <style:text-properties officeooo:rsid="004bb48a"/>
    </style:style>
    <style:style style:name="T17" style:family="text">
      <style:text-properties officeooo:rsid="004fe03a"/>
    </style:style>
    <style:style style:name="T18" style:family="text">
      <style:text-properties officeooo:rsid="0051e6d7"/>
    </style:style>
    <style:style style:name="T19" style:family="text">
      <style:text-properties officeooo:rsid="00531bf0"/>
    </style:style>
  </office:automatic-styles>
  <office:body>
    <office:text text:use-soft-page-breaks="true">
      <text:tracked-changes>
        <text:changed-region xml:id="ct56085264" text:id="ct56085264">
          <text:insertion>
            <office:change-info>
              <dc:creator>Unknown Author</dc:creator>
              <dc:date>2014-03-05T20:21:00</dc:date>
            </office:change-info>
          </text:insertion>
        </text:changed-region>
        <text:changed-region xml:id="ct56129616" text:id="ct56129616">
          <text:insertion>
            <office:change-info>
              <dc:creator>Unknown Author</dc:creator>
              <dc:date>2014-06-11T21:27:00</dc:date>
            </office:change-info>
          </text:insertion>
        </text:changed-region>
        <text:changed-region xml:id="ct56130032" text:id="ct56130032">
          <text:insertion>
            <office:change-info>
              <dc:creator>Unknown Author</dc:creator>
              <dc:date>2014-06-11T21:29:00</dc:date>
            </office:change-info>
          </text:insertion>
        </text:changed-region>
        <text:changed-region xml:id="ct56134448" text:id="ct56134448">
          <text:insertion>
            <office:change-info>
              <dc:creator>Unknown Author</dc:creator>
              <dc:date>2014-06-11T21:30:00</dc:date>
            </office:change-info>
          </text:insertion>
        </text:changed-region>
        <text:changed-region xml:id="ct56155776" text:id="ct56155776">
          <text:insertion>
            <office:change-info>
              <dc:creator>Unknown Author</dc:creator>
              <dc:date>2014-06-11T21:25:00</dc:date>
            </office:change-info>
          </text:insertion>
        </text:changed-region>
        <text:changed-region xml:id="ct56155408" text:id="ct56155408">
          <text:deletion>
            <office:change-info>
              <dc:creator>Unknown Author</dc:creator>
              <dc:date>2014-06-11T21:38:00</dc:date>
            </office:change-info>
            <text:p text:style-name="P1">Fundamentos y conceptos de HPC (??)</text:p>
            <text:p text:style-name="P1">Conceptos de OpenMP (??)</text:p>
          </text:deletion>
        </text:changed-region>
        <text:changed-region xml:id="ct56016128" text:id="ct56016128">
          <text:insertion>
            <office:change-info>
              <dc:creator>Unknown Author</dc:creator>
              <dc:date>2014-03-05T20:47:00</dc:date>
            </office:change-info>
          </text:insertion>
        </text:changed-region>
        <text:changed-region xml:id="ct56016416" text:id="ct56016416">
          <text:insertion>
            <office:change-info>
              <dc:creator>Unknown Author</dc:creator>
              <dc:date>2014-06-11T22:11:00</dc:date>
            </office:change-info>
          </text:insertion>
        </text:changed-region>
        <text:changed-region xml:id="ct56153344" text:id="ct56153344">
          <text:insertion>
            <office:change-info>
              <dc:creator>Unknown Author</dc:creator>
              <dc:date>2014-06-11T21:43:00</dc:date>
            </office:change-info>
          </text:insertion>
        </text:changed-region>
        <text:changed-region xml:id="ct34823248" text:id="ct34823248">
          <text:insertion>
            <office:change-info>
              <dc:creator>Unknown Author</dc:creator>
              <dc:date>2014-06-11T21:44:00</dc:date>
            </office:change-info>
          </text:insertion>
        </text:changed-region>
        <text:changed-region xml:id="ct56156272" text:id="ct56156272">
          <text:insertion>
            <office:change-info>
              <dc:creator>Unknown Author</dc:creator>
              <dc:date>2014-06-11T21:45:00</dc:date>
            </office:change-info>
          </text:insertion>
        </text:changed-region>
        <text:changed-region xml:id="ct56141792" text:id="ct56141792">
          <text:insertion>
            <office:change-info>
              <dc:creator>Unknown Author</dc:creator>
              <dc:date>2014-06-11T22:00:00</dc:date>
            </office:change-info>
          </text:insertion>
        </text:changed-region>
        <text:changed-region xml:id="ct56135472" text:id="ct56135472">
          <text:insertion>
            <office:change-info>
              <dc:creator>Unknown Author</dc:creator>
              <dc:date>2014-06-11T22:01:00</dc:date>
            </office:change-info>
          </text:insertion>
        </text:changed-region>
        <text:changed-region xml:id="ct56153744" text:id="ct56153744">
          <text:insertion>
            <office:change-info>
              <dc:creator>Unknown Author</dc:creator>
              <dc:date>2014-06-11T22:02:00</dc:date>
            </office:change-info>
          </text:insertion>
        </text:changed-region>
        <text:changed-region xml:id="ct55918736" text:id="ct55918736">
          <text:insertion>
            <office:change-info>
              <dc:creator>Unknown Author</dc:creator>
              <dc:date>2014-06-11T22:06:00</dc:date>
            </office:change-info>
          </text:insertion>
        </text:changed-region>
        <text:changed-region xml:id="ct56149712" text:id="ct56149712">
          <text:insertion>
            <office:change-info>
              <dc:creator>Unknown Author</dc:creator>
              <dc:date>2014-06-11T22:07:00</dc:date>
            </office:change-info>
          </text:insertion>
        </text:changed-region>
        <text:changed-region xml:id="ct55320096" text:id="ct55320096">
          <text:insertion>
            <office:change-info>
              <dc:creator>Unknown Author</dc:creator>
              <dc:date>2014-06-11T22:08:00</dc:date>
            </office:change-info>
          </text:insertion>
        </text:changed-region>
        <text:changed-region xml:id="ct55182416" text:id="ct55182416">
          <text:insertion>
            <office:change-info>
              <dc:creator>Unknown Author</dc:creator>
              <dc:date>2014-06-11T22:09:00</dc:date>
            </office:change-info>
          </text:insertion>
        </text:changed-region>
        <text:changed-region xml:id="ct56236064" text:id="ct56236064">
          <text:insertion>
            <office:change-info>
              <dc:creator>Unknown Author</dc:creator>
              <dc:date>2014-06-11T22:10:00</dc:date>
            </office:change-info>
          </text:insertion>
        </text:changed-region>
        <text:changed-region xml:id="ct56342384" text:id="ct56342384">
          <text:insertion>
            <office:change-info>
              <dc:creator>Unknown Author</dc:creator>
              <dc:date>2014-03-05T20:18:00</dc:date>
            </office:change-info>
          </text:insertion>
        </text:changed-region>
        <text:changed-region xml:id="ct56343008" text:id="ct56343008">
          <text:insertion>
            <office:change-info>
              <dc:creator>Unknown Author</dc:creator>
              <dc:date>2014-03-05T20:20:00</dc:date>
            </office:change-info>
          </text:insertion>
        </text:changed-region>
        <text:changed-region xml:id="ct56137456" text:id="ct56137456">
          <text:insertion>
            <office:change-info>
              <dc:creator>Unknown Author</dc:creator>
              <dc:date>2014-03-05T20:18:00</dc:date>
            </office:change-info>
          </text:insertion>
        </text:changed-region>
        <text:changed-region xml:id="ct56012928" text:id="ct56012928">
          <text:insertion>
            <office:change-info>
              <dc:creator>Unknown Author</dc:creator>
              <dc:date>2014-06-11T22:12:00</dc:date>
            </office:change-info>
          </text:insertion>
        </text:changed-region>
        <text:changed-region xml:id="ct56241280" text:id="ct56241280">
          <text:deletion>
            <office:change-info>
              <dc:creator>Unknown Author</dc:creator>
              <dc:date>2014-03-05T20:16:00</dc:date>
            </office:change-info>
            <text:p text:style-name="P2">========================================</text:p>
            <text:p text:style-name="P2">- Optimización de programas - Métodos numéricos (wadleigh¿? y burden-faires) <text:span text:style-name="T1">hecho</text:span></text:p>
            <text:p text:style-name="P2"/>
            <text:p text:style-name="P2">- Arquitecturas y métodos paralelos MUY BREVE en especial OpenMP</text:p>
            <text:p text:style-name="P2">- Dinámica de Fluidos en gral - Problema de Prado</text:p>
            <text:p text:style-name="P2">- Situación original del hw de Prado y propuesta de mejora nuestra - Resultados esperados - No mencionar la problemática de software viejo, escasa memoria, archivos etc, eso va al desarrollo</text:p>
            <text:p text:style-name="P2">- Marco teórico a utilizar (lo poco que se conoce de la carrera que puede tener que ver, a saber de Organización, Arq y Sistemas Operativos y lo que se necesita investigar) </text:p>
            <text:p text:style-name="P2">- Trabajo que representa para el tesista en función de que <text:s/>en la carrera no se ve ninguno de los temas, y beneficios para él</text:p>
            <text:p text:style-name="P2">(Asi queda despues más o menos el indice de la tesis )</text:p>
            <text:p text:style-name="P2"/>
            <text:p text:style-name="P2">¿Una descripción de OpenMP o del estudio de HPC? <text:s/></text:p>
            <text:p text:style-name="P2">¿Referencia al programa de Prado y los problemas presentados en ejecución lineal y con hardware limitado?</text:p>
            <text:p text:style-name="P2">¿Necesidad de mejora en la ejecución de dicho programa aprovechando los recursos existente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Migración, optimización e implementación de multiprocesamiento para una aplicación legacy de Dinámica de Fluidos.</text:p>
      <text:p text:style-name="P7"/>
      <text:p text:style-name="P21">Andrés José Huayquil</text:p>
      <text:p text:style-name="P21"/>
      <text:p text:style-name="P21">Director: Ing. Rodolfo del Castillo</text:p>
      <text:p text:style-name="P21">Co-Director: Lic. Eduardo Grosclaude</text:p>
      <text:p text:style-name="normal"/>
      <text:p text:style-name="normal"/>
      <text:p text:style-name="normal"/>
      <text:p text:style-name="normal"/>
      <text:p text:style-name="normal"/>
      <text:p text:style-name="normal"/>
      <text:p text:style-name="normal"/>
      <text:p text:style-name="normal"/>
      <text:p text:style-name="normal">Tipo de Tesis: Tesis Experimental.</text:p>
      <text:p text:style-name="normal"/>
      <text:p text:style-name="normal"/>
      <text:p text:style-name="P13">Abstract<text:change-start text:change-id="ct56085264"/> <text:span text:style-name="T12">aún sin nada definido</text:span><text:change-end text:change-id="ct56085264"/></text:p>
      <text:p text:style-name="P13"/>
      <text:p text:style-name="normal">Formar experiencia directa en temas relacionados con Cómputo de Altas Prestaciones, en particular, optimización y paralelización de aplicaciones científicas. Atacando un problema concreto ofrecido por un usuario de tecnologías para Ciencias Computacionales.</text:p>
      <text:p text:style-name="normal">El problema particular <text:span text:style-name="T10">de esta tesis</text:span> consiste de una aplicación científica que analiza el comportamiento <text:span text:style-name="T1">fluido-dinámico</text:span> de un tipo particular de turbomáquina, la turbina eólica de eje horizontal, y el trabajo de tesis consiste en una optimización lineal primero (teniendo en cuenta el avance del hardware), y luego de una optimización paralela aprovechando el poder de OpenMP (¿o HPC?), para lograr considerables mejoras en el tiempo de cómputo. <text:span text:style-name="T9">Se mantendrá el lenguaje Fortran con el cual está programado el código, para evitar inducir al usuario a <text:s/>un cambio en su manera de trabajar.</text:span></text:p>
      <text:p text:style-name="P13"/>
      <text:p text:style-name="P13"/>
      <text:p text:style-name="P13"/>
      <text:p text:style-name="P13"/>
      <text:p text:style-name="P13">Capitulo 1</text:p>
      <text:p text:style-name="P14">Contexto, descripción del problema y el objetivo de la tesis, organización de la tesis.</text:p>
      <text:p text:style-name="P13">Motivación</text:p>
      <text:p text:style-name="P13"/>
      <text:p text:style-name="normal">1.<text:change-start text:change-id="ct56129616"/><text:span text:style-name="T14">1</text:span><text:change-end text:change-id="ct56129616"/> <text:span text:style-name="T11">INTRODUCCIÓN</text:span></text:p>
      <text:p text:style-name="P10"/>
      <text:p text:style-name="P16"><text:change-start text:change-id="ct56130032"/>1.1.1 Computo de Altas Prestaciones</text:p>
      <text:p text:style-name="P16"/>
      <text:p text:style-name="normal"><text:change-end text:change-id="ct56130032"/>Un gran problema transversal a las Ciencias e Ingenierías Computacionales es la aplicación eficiente de modernas herramientas de cómputo paralelo y distribuido. La respuesta a este problema está condensada en el concepto de Computación de Altas Prestaciones (High Performance Computing, o HPC) que abarca todos aquellos principios, métodos y técnicas que permiten abordar problemas con estructuras de cómputo complejas y de altos requerimientos.</text:p>
      <text:p text:style-name="normal">El objetivo del proyecto HPC en la FaI es adquirir conocimientos para el diseño, desarrollo, gestión y mejora de las tecnologías de hardware y software involucradas en la Computación de Altas Prestaciones (CAP) y sus aplicaciones en Ciencias e Ingeniería Computacional.</text:p>
      <text:p text:style-name="normal"/>
      <text:p text:style-name="normal"/>
      <text:p text:style-name="P11"><text:soft-page-break/>----</text:p>
      <text:p text:style-name="normal"/>
      <text:p text:style-name="normal">Tradicionalmente, el ámbito donde surgían los productos de la ciencia y de la ingeniería eran los laboratorios. Combinando la teoría y la experimentación, con cálculos hechos a mano o apoyándose en herramientas de cálculo rudimentarias, se aplicaba el conocimiento de la física, la matemática, la biología, para obtener y validar nuevos conocimientos. La aparición de las computadoras ofreció una nueva y potente forma de hacer ciencia e ingeniería: la ejecución de programas que utilizan modelos matemáticos y soluciones numéricas para resolver los problemas.</text:p>
      <text:p text:style-name="normal"/>
      <text:p text:style-name="normal">Así surgen herramientas como la simulación numérica, proceso de modelar matemáticamente un fenómeno de la realidad, y ejecutar experimentos virtuales a partir del modelo implementado en computador. En cada disciplina podemos encontrar experimentos que, por ser de alto costo, complejos, peligrosos o simplemente impracticables, hacen de la simulación numérica una herramienta de enorme valor. De la misma manera, las computadoras permiten la obtención de resultados concretos para problemas de cálculo imposibles de abordar en forma manual.</text:p>
      <text:p text:style-name="normal"/>
      <text:p text:style-name="P9">Hubo un tiempo cuando un analista numerico podía escribir <text:span text:style-name="T17">código</text:span> para implementar un algoritmo. El código era <text:span text:style-name="T4">miope </text:span><text:span text:style-name="T7">ya</text:span><text:span text:style-name="T5"> que era escrito solamente con la idea de implementar el algoritmo. Existía cierta consideración en la performance, pero generalmente era mas una idea de ahorrar la memoria de la computadora. La memoria era el comodity mas preciado en los albores de la computación. “Tunear” el código para la arquitectura subyacente no era una consideración de primer orden.</text:span></text:p>
      <text:p text:style-name="P9"><text:span text:style-name="T5">A medida que las arquitecturas de computadoras evolucionaron, la tarea de codificación tuvo que ser ampliada para abarcar la explotación de la arquitectura. Esto </text:span><text:span text:style-name="T6">fue necesario con el fin de obtener el rendimiento que se exige de códigos de aplicación.</text:span></text:p>
      <text:p text:style-name="P8"/>
      <text:p text:style-name="P8">Los centros de computadoras de cada día mejoran los sistemas con mas procesadores y mas rápidos, mas memoria, y subsistemas de E/S mejorados, solo para descubrir que el rendimiento de la aplicación mejora un poco, si es que lo hace. <text:span text:style-name="T8">Luego de algo de análisis por los vendedores de sistemas o software, encontraron que sus aplicaciones simplemente no estaban diseñadas para explotar las mejoras en la arquitectura de la computadora. A pesar de los desarrolladores haber leído textos sobre computación de alto desempeño y haber aprendido el significado de las palabras de moda, acrónimos, benchmarks y conceptos abstractos, nunca se les dieron los detalles sobre como diseñar o modificar realmente software que pueda beneficiarse de las mejoras en la arquitectura de la computadora.</text:span></text:p>
      <text:p text:style-name="normal"/>
      <text:p text:style-name="P12"/>
      <text:p text:style-name="P16"><text:change-start text:change-id="ct56134448"/>1.1.2. Ciencia e Ingeniería Computacional<text:change-end text:change-id="ct56134448"/></text:p>
      <text:p text:style-name="normal"><text:span text:style-name="T1">La</text:span> situación <text:span text:style-name="T1">descripta en <text:s/>los parrafos anteriores</text:span> ha dado auge a un nuevo campo interdisciplinario denominado Ciencia e Ingeniería Computacional (Computational Science &amp; Engineering, CSE), que es la intersección de tres dominios: matemática, ciencias de la computación, y las diferentes ramas de las ciencias o ingenierías. La Ciencia e Ingeniería Computacional usa herramientas de las ciencias de la computación y las matemáticas para estudiar problemas de las ciencias físicas, sociales, de la Tierra, de la vida, de las diferentes disciplinas ingenieriles, etc.</text:p>
      <text:p text:style-name="normal"/>
      <text:p text:style-name="normal">Durante la presente década, la Ciencia e Ingeniería Computacional ha visto un desarrollo espectacular. Puede decirse que las tecnologías de cómputo y de comunicaciones han modificado el campo <text:span text:style-name="T1">científico</text:span> de una manera que no admite el retroceso, sino que, al contrario, la superación y extensión de esas tecnologías resulta vital para poder seguir haciendo ciencias como las conocemos hoy.</text:p>
      <text:p text:style-name="normal"/>
      <text:p text:style-name="normal"><text:soft-page-break/>Gracias a estos avances tecnológicos los científicos pueden trascender sus anteriores alcances, extender sus resultados y abordar nuevos problemas, antes intratables. Entre los métodos de la Ciencia e Ingeniería Computacional se incluyen:</text:p>
      <text:p text:style-name="normal"/>
      <text:list xml:id="list765532692232916730" text:style-name="WWNum2">
        <text:list-item>
          <text:p text:style-name="P27">Simulaciones <text:tab/>numéricas, con diferentes objetivos:</text:p>
          <text:list>
            <text:list-item>
              <text:p text:style-name="P29">Reconstrucción y comprensión los eventos naturales conocidos: terremotos, incendios forestales, maremotos, etc.</text:p>
            </text:list-item>
            <text:list-item>
              <text:p text:style-name="P29">Predicción del futuro o de situaciones inobservables: predicción del tiempo, comportamiento de partículas subatómicas.</text:p>
            </text:list-item>
          </text:list>
        </text:list-item>
      </text:list>
      <text:p text:style-name="normal"/>
      <text:list xml:id="list233550771407157" text:continue-numbering="true" text:style-name="WWNum2">
        <text:list-item>
          <text:p text:style-name="P27">Ajustes de modelos y <text:tab/>análisis de datos</text:p>
          <text:list>
            <text:list-item>
              <text:p text:style-name="P29">Sintonización de modelos o resolución de ecuaciones para reflejar observaciones, sujetas a las limitaciones del modelo: prospección geofísica, lingüística computacional.</text:p>
            </text:list-item>
            <text:list-item>
              <text:p text:style-name="P29">Modelado de redes, en particular aquellas que conectan individuos, organizaciones, o sitios web.</text:p>
            </text:list-item>
            <text:list-item>
              <text:p text:style-name="P29">Procesamiento de imágenes, inferencia de conceptos y discriminantes: detección de características del terreno, de procesos climatológicos, reconocimiento de patrones gráficos</text:p>
            </text:list-item>
          </text:list>
        </text:list-item>
      </text:list>
      <text:p text:style-name="normal"/>
      <text:list xml:id="list233551118452351" text:continue-numbering="true" text:style-name="WWNum2">
        <text:list-item>
          <text:p text:style-name="P27">Optimización</text:p>
          <text:list>
            <text:list-item>
              <text:p text:style-name="P29">Análisis y mejoramiento de escenarios conocidos, como procesos técnicos y de manufactura.</text:p>
            </text:list-item>
          </text:list>
        </text:list-item>
      </text:list>
      <text:p text:style-name="normal"><text:tab/></text:p>
      <text:p text:style-name="normal">A estos métodos, cuya aplicación hoy ya es corriente en las ciencias e ingenierías, se suman ciertos problemas, denominados "grandes desafíos", y cuya solución tiene amplio impacto sobre el desarrollo de esas disciplinas. Estos problemas pueden ser tratados por la aplicación de técnicas y recursos de Computación de Altas Prestaciones. Algunos de los campos donde aparecen estos problemas son:</text:p>
      <text:p text:style-name="normal"/>
      <text:list xml:id="list683623588130661071" text:style-name="WWNum1">
        <text:list-item>
          <text:p text:style-name="P28">Dinámica de fluidos computacional, para el diseño de aeronaves, la predicción del tiempo a términos cortos o largos, para la recuperación eficiente de minerales, y muchas otras aplicaciones.</text:p>
        </text:list-item>
        <text:list-item>
          <text:p text:style-name="P28">Cálculos de estructuras electrónicas, para el diseño de nuevos materiales como catalíticos químicos, agentes inmunológicos, o superconductores.</text:p>
        </text:list-item>
        <text:list-item>
          <text:p text:style-name="P28">Cómputos que permitan comprender la naturaleza fundamental de la materia y de los procesos de la vida.</text:p>
        </text:list-item>
        <text:list-item>
          <text:p text:style-name="P28">Procesamiento simbólico, incluyendo reconocimiento del habla, visión por computadora, comprensión del lenguaje natural, razonamiento automatizado y herramientas varias para diseño, manufactura y simulación de sistemas complejos.</text:p>
        </text:list-item>
      </text:list>
      <text:p text:style-name="normal"/>
      <text:p text:style-name="normal">La resolución de estos problemas involucra conjuntos masivos de datos, una gran cantidad de variables y complejos procesos de cálculo; por otro lado, es de carácter abierto, en el sentido de que siempre aparecerán escenarios de mayor porte o mayor complejidad para cada problema. Estos métodos y sus técnicas particulares exigen la utilización de recursos de computación hasta hoy excepcionales, como lo han sido las supercomputadoras y la colaboración de una gran cantidad de computadoras a través de las redes, en diferentes niveles de agregación como clusters, multiclusters y grids.</text:p>
      <text:p text:style-name="normal"/>
      <text:p text:style-name="P15"><text:change-start text:change-id="ct56155776"/><text:span text:style-name="T14">1.1.3. </text:span><text:change-end text:change-id="ct56155776"/>Solución propuesta</text:p>
      <text:p text:style-name="P4">La tesis aborda el problema <text:span text:style-name="T3">real de una aplicación <text:s/>científica en el campo de los métodos numéricos la cual fue desarrollada en momentos donde la memoria y los recursos de computación, en general, </text:span><text:soft-page-break/><text:span text:style-name="T3">eran escasos, por lo cual su desarrollo no está enfocado en la performance, sino en hacer un uso adecuado de la arquitectura sobre la que se ejecuta. Teniendo en cuenta esto, con el trabajo de tesis se intentará optimizar la aplicación para que pueda aprovechar los recursos que posea a nivel de arquitectura, en especial el multiprocesamiento presente en los equipos actuales desde hace un tiempo, así como de la mayor cantidad de memoria RAM disponible, y las mejoras en los compiladores.</text:span></text:p>
      <text:p text:style-name="P15">La aplicación <text:span text:style-name="T13">particular seleccionada para este trabajo de tésis, analiza el comportamiento fluido dinámico de un tipo particular de turbomáquina, la turbina eólica de eje horizontal. La aplicación está codificada en lenguaje Fortran, utilizando una estructura de programa monolitica, aprovechando la utilización de archivos planos y binarios como memoria auxiliar para almacenar datos temporales y resultados tanto parciales como finales.</text:span></text:p>
      <text:p text:style-name="P1">La solución a implementar tiene en cuenta las nuevas arquitecturas así como la mayor disponibilidad de memoria RAM en los nuevos equipos. Luego para paralelizar el código, primero se realiza una optimización del código secuencial en Fortran, y se procede a la adaptación a través de estructuras de código OpenMP para la ejecución paralela.</text:p>
      <text:p text:style-name="P1"/>
      <text:p text:style-name="P1"><text:change text:change-id="ct56155408"/><text:change-start text:change-id="ct56016128"/></text:p>
      <text:p text:style-name="P5"><text:change-end text:change-id="ct56016128"/><text:span text:style-name="T15">1.1.4 </text:span>Organización de la <text:span text:style-name="T15">Tesis</text:span></text:p>
      <text:p text:style-name="P5"/>
      <text:p text:style-name="P17">A continuación se describe sintéticamente el contenido del resto de los capítulos que comprenden esta Tesis:<text:change-start text:change-id="ct56016416"/></text:p>
      <text:p text:style-name="P17"><text:change-end text:change-id="ct56016416"/><text:change-start text:change-id="ct56153344"/></text:p>
      <text:p text:style-name="P18">Capítulo 2: <text:change-end text:change-id="ct56153344"/><text:change-start text:change-id="ct34823248"/>se presenta una revisión de los fundame<text:change-end text:change-id="ct34823248"/><text:change-start text:change-id="ct56156272"/>ntos y la aplicación de la Programación Paralela, sus diferentes <text:span text:style-name="T18">modelos de comunicación</text:span> como Memoria Compartida y Pasaje de Mensajes, su aplicación en el lenguaje Fortran con el cual está implementada la aplicación seleccionada para este trabajo de Tesis. Además se explica OpenMP, que implementa <text:span text:style-name="T19">el modelo de comunicación de Memoria Compartida</text:span>, que es la API utilizada para la solución propuesta, explicando también como funciona sobre Fortran.</text:p>
      <text:p text:style-name="P18"/>
      <text:p text:style-name="P19">Capítulo 3: Presenta el proceso de solución aplicado, dividido en dos etapas, la optimización del código Fortran y la paralelización aplicando OpenMP. Se presentan también los problemas encontrados en el proceso inherentes a la arquitectura de maquina y a la estructura de la aplicación seleccionada.</text:p>
      <text:p text:style-name="P17"><text:change-end text:change-id="ct56156272"/><text:change-start text:change-id="ct56141792"/></text:p>
      <text:p text:style-name="P19">Capítulo 4: <text:change-end text:change-id="ct56141792"/><text:change-start text:change-id="ct56135472"/>Se presentan <text:change-end text:change-id="ct56135472"/><text:change-start text:change-id="ct56153744"/>ejemplos de ejecución de la solución propuesta en el capitulo 3 y comparaciones de resultados<text:change-end text:change-id="ct56153744"/><text:change-start text:change-id="ct55918736"/>.</text:p>
      <text:p text:style-name="P19"/>
      <text:p text:style-name="P19">Capítulo 5: <text:change-end text:change-id="ct55918736"/><text:change-start text:change-id="ct56149712"/>Se presentan las conclusiones del trabajo de Tesis, así como el analisis de los resultados obtenidos al aplicar la solución <text:change-end text:change-id="ct56149712"/><text:change-start text:change-id="ct55320096"/>propuesta. <text:span text:style-name="T16">A</text:span><text:change-end text:change-id="ct55320096"/><text:change-start text:change-id="ct55182416"/><text:span text:style-name="T16">demás se identifican posibles futuros trabajos derivados de esta Tesis</text:span><text:change-end text:change-id="ct55182416"/><text:change-start text:change-id="ct56236064"/><text:span text:style-name="T16">.</text:span><text:change-end text:change-id="ct56236064"/></text:p>
      <text:p text:style-name="P17"/>
      <text:p text:style-name="P6"/>
      <text:p text:style-name="P6">Capítulo 2 revisión de los antecedentes de HPC, trabajos sobre fortran y hpc, openmp solo y sobre fortran</text:p>
      <text:p text:style-name="P6"/>
      <text:p text:style-name="P22">2.1 programación paralela</text:p>
      <text:p text:style-name="P22">2.1.x fortran</text:p>
      <text:p text:style-name="P22">2.2 antecedentes hpc</text:p>
      <text:p text:style-name="P22">2.3 openmp</text:p>
      <text:p text:style-name="P22">2.4 openmp y fortran</text:p>
      <text:p text:style-name="P23"/>
      <text:p text:style-name="P6"><text:soft-page-break/>Capít<text:change-start text:change-id="ct56342384"/>ulo 3 solución propuesta al problema <text:change-end text:change-id="ct56342384"/><text:change-start text:change-id="ct56343008"/>–<text:change-end text:change-id="ct56343008"/><text:change-start text:change-id="ct56137456"/> desarrollo de la tésis.</text:p>
      <text:p text:style-name="P6">Capítulo 4 Ejemplos de ejecución de la solución propuesta y comparaciones de resultados</text:p>
      <text:p text:style-name="P6">Capítulo 5 conclusiones<text:change-end text:change-id="ct56137456"/></text:p>
      <text:p text:style-name="normal"><text:change-start text:change-id="ct56012928"/></text:p>
      <text:p text:style-name="normal"/>
      <text:p text:style-name="P20"/>
      <text:p text:style-name="normal"><text:change-end text:change-id="ct56012928"/></text:p>
      <text:p text:style-name="normal"/>
      <text:p text:style-name="P2"><text:change text:change-id="ct5624128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 svg:font-family="Mangal"/>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1" svg:font-family="Arial" style:font-family-generic="system" style:font-pitch="variable"/>
    <style:font-face style:name="DejaVu Sans" svg:font-family="'DejaVu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s" fo:country="AR" style:letter-kerning="true" style:font-name-asian="SimSun" style:font-size-asian="11pt" style:language-asian="es" style:country-asian="AR" style:font-name-complex="DejaVu Sans"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s" fo:country="AR" style:letter-kerning="true" style:font-name-asian="SimSun" style:font-size-asian="11pt" style:language-asian="es" style:country-asian="AR"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er" style:family="paragraph" style:parent-style-name="Standard" style:class="extra"/>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 style:family="paragraph" style:parent-style-name="Standard" style:class="text"/>
    <style:style style:name="Heading_20_1" style:display-name="Heading 1" style:family="paragraph" style:default-outline-level="1" style:list-style-name="" style:class="text">
      <style:paragraph-properties fo:margin-top="0.1665in" fo:margin-bottom="0.0417in" style:contextual-spacing="false"/>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style>
    <style:style style:name="Heading_20_2" style:display-name="Heading 2" style:family="paragraph" style:default-outline-level="2" style:list-style-name="" style:class="text">
      <style:paragraph-properties fo:margin-top="0.1665in" fo:margin-bottom="0.0417in" style:contextual-spacing="false"/>
      <style:text-properties style:font-name="Arial" fo:font-family="Arial" style:font-family-generic="roman" style:font-pitch="variable" fo:font-size="14pt" fo:font-style="italic"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style>
    <style:style style:name="Heading_20_3" style:display-name="Heading 3" style:family="paragraph" style:default-outline-level="3" style:list-style-name="" style:class="text">
      <style:paragraph-properties fo:margin-top="0.1665in" fo:margin-bottom="0.0417in" style:contextual-spacing="false"/>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style>
    <style:style style:name="Heading_20_4" style:display-name="Heading 4" style:family="paragraph" style:default-outline-level="4" style:list-style-name="" style:class="text">
      <style:paragraph-properties fo:margin-top="0.1665in" fo:margin-bottom="0.0417in" style:contextual-spacing="false"/>
      <style:text-properties fo:font-size="14pt" fo:font-weight="bold" style:font-size-asian="14pt" style:font-weight-asian="bold"/>
    </style:style>
    <style:style style:name="Heading_20_5" style:display-name="Heading 5" style:family="paragraph" style:default-outline-level="5" style:list-style-name="" style:class="text">
      <style:paragraph-properties fo:margin-top="0.1665in" fo:margin-bottom="0.0417in" style:contextual-spacing="false"/>
      <style:text-properties fo:font-size="13pt" fo:font-style="italic" fo:font-weight="bold" style:font-size-asian="13pt" style:font-style-asian="italic" style:font-weight-asian="bold"/>
    </style:style>
    <style:style style:name="Heading_20_6" style:display-name="Heading 6" style:family="paragraph" style:default-outline-level="6" style:list-style-name="" style:class="text">
      <style:paragraph-properties fo:margin-top="0.1665in" fo:margin-bottom="0.0417in" style:contextual-spacing="false"/>
      <style:text-properties fo:font-size="11pt" fo:font-weight="bold" style:font-size-asian="11pt" style:font-weight-asian="bold"/>
    </style:style>
    <style:style style:name="normal" style:family="paragraph" style:default-outline-level="">
      <style:paragraph-properties fo:margin-top="0in" fo:margin-bottom="0in" style:contextual-spacing="false" fo:line-height="100%" fo:orphans="2" fo:widows="2" style:writing-mode="lr-tb"/>
      <style:text-properties fo:color="#000000"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style>
    <style:style style:name="Title" style:family="paragraph" style:parent-style-name="normal" style:default-outline-level="" style:class="chapter">
      <style:paragraph-properties fo:margin-top="0.1665in" fo:margin-bottom="0.0417in" style:contextual-spacing="false" fo:text-align="center" style:justify-single-word="false"/>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style>
    <style:style style:name="Subtitle" style:family="paragraph" style:parent-style-name="normal" style:default-outline-level="" style:class="chapter">
      <style:paragraph-properties fo:margin-top="0in" fo:margin-bottom="0.0417in" style:contextual-spacing="false" fo:text-align="center" style:justify-single-word="false"/>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style style:name="Default_20_Paragraph_20_Font" style:display-name="Default Paragraph Font" style:family="text"/>
    <style:style style:name="Texto_20_comentario_20_Car" style:display-name="Texto comentario C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variant="normal" fo:text-transform="none" fo:color="#000000" style:text-line-through-style="none" style:text-line-through-type="none" style:text-position="0% 100%" fo:font-size="12pt" fo:font-style="normal" style:text-underline-style="none" fo:font-weight="normal"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style:text-properties style:font-name="Times New Roman"/>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style:text-properties style:font-name="Times New Roman"/>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style:text-properties style:font-name="Times New Roman"/>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style:text-properties style:font-name="Times New Roman"/>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style:text-properties style:font-name="Times New Roman"/>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style:text-properties style:font-name="Times New Roman"/>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style:text-properties style:font-name="Times New Roman"/>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style:text-properties style:font-name="Times New Roman"/>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style:text-properties style:font-name="Times New Roman"/>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style:text-properties style:font-name="Times New Roman"/>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style:text-properties style:font-name="Times New Roman"/>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style:text-properties style:font-name="Times New Roman"/>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style:text-properties style:font-name="Times New Roman"/>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style:text-properties style:font-name="Times New Roman"/>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osquejo-propuestaTesis.odt.docx</dc:title>
    <meta:initial-creator>HUAYQUIL, Andres</meta:initial-creator>
    <meta:editing-cycles>48</meta:editing-cycles>
    <meta:creation-date>2013-08-14T16:42:00</meta:creation-date>
    <dc:date>2014-06-16T23:35:50.283912556</dc:date>
    <meta:editing-duration>PT4H50M27S</meta:editing-duration>
    <meta:generator>LibreOffice/4.2.4.2$Linux_X86_64 LibreOffice_project/420m0$Build-2</meta:generator>
    <meta:document-statistic meta:table-count="0" meta:image-count="0" meta:object-count="0" meta:page-count="5" meta:paragraph-count="60" meta:word-count="1703" meta:character-count="11476" meta:non-whitespace-character-count="983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4.0.16"&gt;&lt;session id="YDXjUNXU"/&gt;&lt;style id="http://www.zotero.org/styles/apa" hasBibliography="1" bibliographyStyleHasBeenSet="0"/&gt;&lt;prefs&gt;&lt;pref name="fieldType" value="ReferenceMark"/&gt;&lt;pref name="storeReferences" valu</meta:user-defined>
    <meta:user-defined meta:name="ZOTERO_PREF_2" meta:value-type="string">e="true"/&gt;&lt;pref name="automaticJournalAbbreviations" value="true"/&gt;&lt;pref name="noteType" value="0"/&gt;&lt;/prefs&gt;&lt;/data&gt;</meta:user-defined>
    <meta:template xlink:type="simple" xlink:actuate="onRequest" xlink:title="Normal.dotm" xlink:href=""/>
  </office:meta>
</office:document-meta>
</file>